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99ff66" draw:textarea-horizontal-align="justify" draw:textarea-vertical-align="middle" draw:auto-grow-height="false" fo:min-height="3.05cm" fo:min-width="7.5cm"/>
    </style:style>
    <style:style style:name="gr2" style:family="graphic" style:parent-style-name="standard">
      <style:graphic-properties svg:stroke-color="#111111" draw:fill="solid" draw:fill-color="#ffff66" draw:textarea-horizontal-align="justify" draw:textarea-vertical-align="middle" draw:auto-grow-height="false" fo:min-height="3.05cm" fo:min-width="7.5cm"/>
    </style:style>
    <style:style style:name="gr3" style:family="graphic" style:parent-style-name="standard">
      <style:graphic-properties svg:stroke-color="#111111" draw:fill="solid" draw:fill-color="#ff9999" draw:textarea-horizontal-align="justify" draw:textarea-vertical-align="middle" draw:auto-grow-height="false" fo:min-height="3.05cm" fo:min-width="7.5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3.65cm" fo:min-width="23.5cm"/>
    </style:style>
    <style:style style:name="gr5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1.85cm" fo:min-width="6.3cm"/>
    </style:style>
    <style:style style:name="gr6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1.85cm" fo:min-width="6.3cm"/>
    </style:style>
    <style:style style:name="gr7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1.85cm" fo:min-width="6.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111111" draw:fill="solid" draw:fill-color="#ccccff" draw:textarea-horizontal-align="justify" draw:textarea-vertical-align="middle" draw:auto-grow-height="false" fo:min-height="3.05cm" fo:min-width="7.5cm"/>
    </style:style>
    <style:style style:name="gr10" style:family="graphic" style:parent-style-name="standard">
      <style:graphic-properties svg:stroke-color="#111111" draw:fill="solid" draw:fill-color="#ccffff" draw:textarea-horizontal-align="justify" draw:textarea-vertical-align="middle" draw:auto-grow-height="false" fo:min-height="3.05cm" fo:min-width="7.5cm"/>
    </style:style>
    <style:style style:name="gr11" style:family="graphic" style:parent-style-name="standard">
      <style:graphic-properties svg:stroke-color="#111111" draw:fill="solid" draw:fill-color="#99ccff" draw:textarea-horizontal-align="justify" draw:textarea-vertical-align="middle" draw:auto-grow-height="false" fo:min-height="3.05cm" fo:min-width="7.5cm"/>
    </style:style>
    <style:style style:name="gr12" style:family="graphic" style:parent-style-name="standard">
      <style:graphic-properties svg:stroke-color="#111111" draw:fill="solid" draw:fill-color="#3399ff" draw:textarea-horizontal-align="justify" draw:textarea-vertical-align="middle" draw:auto-grow-height="false" fo:min-height="1.85cm" fo:min-width="6.3cm"/>
    </style:style>
    <style:style style:name="gr13" style:family="graphic" style:parent-style-name="standard">
      <style:graphic-properties svg:stroke-color="#111111" draw:fill="solid" draw:fill-color="#ff8080" draw:textarea-horizontal-align="justify" draw:textarea-vertical-align="middle" draw:auto-grow-height="false" fo:min-height="1.85cm" fo:min-width="6.3cm"/>
    </style:style>
    <style:style style:name="gr14" style:family="graphic" style:parent-style-name="standard">
      <style:graphic-properties svg:stroke-color="#111111" draw:fill="solid" draw:fill-color="#66ff99" draw:textarea-horizontal-align="justify" draw:textarea-vertical-align="middle" draw:auto-grow-height="false" fo:min-height="1.85cm" fo:min-width="6.3cm"/>
    </style:style>
    <style:style style:name="gr15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1.85cm" fo:min-width="6.3cm"/>
    </style:style>
    <style:style style:name="gr16" style:family="graphic" style:parent-style-name="standard">
      <style:graphic-properties svg:stroke-color="#111111" draw:fill="solid" draw:fill-color="#00cc00" draw:textarea-horizontal-align="justify" draw:textarea-vertical-align="middle" draw:auto-grow-height="false" fo:min-height="1.85cm" fo:min-width="6.3cm"/>
    </style:style>
    <style:style style:name="gr17" style:family="graphic" style:parent-style-name="standard">
      <style:graphic-properties svg:stroke-color="#111111" draw:fill="solid" draw:fill-color="#ff3333" draw:textarea-horizontal-align="justify" draw:textarea-vertical-align="middle" draw:auto-grow-height="false" fo:min-height="1.85cm" fo:min-width="6.3cm"/>
    </style:style>
    <style:style style:name="gr18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ff420e" draw:marker-start-width="0.5cm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color="#111111" draw:fill="solid" draw:fill-color="#3399ff" draw:textarea-horizontal-align="justify" draw:textarea-vertical-align="middle" draw:auto-grow-height="false"/>
    </style:style>
    <style:style style:name="gr23" style:family="graphic" style:parent-style-name="standard">
      <style:graphic-properties svg:stroke-color="#111111" draw:fill="solid" draw:fill-color="#ff8080" draw:textarea-horizontal-align="justify" draw:textarea-vertical-align="middle" draw:auto-grow-height="false"/>
    </style:style>
    <style:style style:name="gr24" style:family="graphic" style:parent-style-name="standard">
      <style:graphic-properties svg:stroke-color="#111111" draw:fill="solid" draw:fill-color="#66ff99" draw:textarea-horizontal-align="justify" draw:textarea-vertical-align="middle" draw:auto-grow-height="false"/>
    </style:style>
    <style:style style:name="gr25" style:family="graphic" style:parent-style-name="standard">
      <style:graphic-properties svg:stroke-color="#111111" draw:fill="solid" draw:fill-color="#ffcc00" draw:textarea-horizontal-align="justify" draw:textarea-vertical-align="middle" draw:auto-grow-height="false"/>
    </style:style>
    <style:style style:name="gr26" style:family="graphic" style:parent-style-name="standard">
      <style:graphic-properties svg:stroke-color="#111111" draw:fill="solid" draw:fill-color="#00cc00" draw:textarea-horizontal-align="justify" draw:textarea-vertical-align="middle" draw:auto-grow-height="false"/>
    </style:style>
    <style:style style:name="gr27" style:family="graphic" style:parent-style-name="standard">
      <style:graphic-properties svg:stroke-color="#111111" draw:fill="solid" draw:fill-color="#ff3333" draw:textarea-horizontal-align="justify" draw:textarea-vertical-align="middle" draw:auto-grow-height="false"/>
    </style:style>
    <style:style style:name="gr28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9" style:family="graphic" style:parent-style-name="standard">
      <style:graphic-properties svg:stroke-color="#111111" draw:fill="solid" draw:fill-color="#3399ff" draw:textarea-horizontal-align="justify" draw:textarea-vertical-align="middle" draw:auto-grow-height="false"/>
    </style:style>
    <style:style style:name="gr30" style:family="graphic" style:parent-style-name="standard">
      <style:graphic-properties svg:stroke-color="#111111" draw:fill="solid" draw:fill-color="#ff8080" draw:textarea-horizontal-align="justify" draw:textarea-vertical-align="middle" draw:auto-grow-height="false"/>
    </style:style>
    <style:style style:name="gr31" style:family="graphic" style:parent-style-name="standard">
      <style:graphic-properties svg:stroke-color="#111111" draw:fill="solid" draw:fill-color="#66ff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99ff66"/>
      <style:paragraph-properties fo:text-align="center"/>
      <style:text-properties fo:font-size="18pt"/>
    </style:style>
    <style:style style:name="P3" style:family="paragraph">
      <loext:graphic-properties draw:fill="solid" draw:fill-color="#ffff66"/>
      <style:paragraph-properties fo:text-align="center"/>
      <style:text-properties fo:font-size="18pt"/>
    </style:style>
    <style:style style:name="P4" style:family="paragraph">
      <loext:graphic-properties draw:fill="solid" draw:fill-color="#ff9999"/>
      <style:paragraph-properties fo:text-align="center"/>
      <style:text-properties fo:font-size="18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ccff"/>
      <style:paragraph-properties fo:text-align="center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solid" draw:fill-color="#cc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ccff"/>
      <style:paragraph-properties fo:text-align="center"/>
      <style:text-properties fo:font-size="18pt"/>
    </style:style>
    <style:style style:name="P12" style:family="paragraph">
      <loext:graphic-properties draw:fill="solid" draw:fill-color="#99ccff"/>
      <style:paragraph-properties fo:text-align="center"/>
      <style:text-properties fo:font-size="18pt"/>
    </style:style>
    <style:style style:name="P13" style:family="paragraph">
      <loext:graphic-properties draw:fill="solid" draw:fill-color="#3399ff"/>
      <style:paragraph-properties fo:text-align="center"/>
      <style:text-properties fo:font-size="18pt"/>
    </style:style>
    <style:style style:name="P14" style:family="paragraph">
      <loext:graphic-properties draw:fill="solid" draw:fill-color="#ff8080"/>
      <style:paragraph-properties fo:text-align="center"/>
      <style:text-properties fo:font-size="18pt"/>
    </style:style>
    <style:style style:name="P15" style:family="paragraph">
      <loext:graphic-properties draw:fill="solid" draw:fill-color="#66ff99"/>
      <style:paragraph-properties fo:text-align="center"/>
      <style:text-properties fo:font-size="18pt"/>
    </style:style>
    <style:style style:name="P16" style:family="paragraph">
      <loext:graphic-properties draw:fill="solid" draw:fill-color="#ffcc00"/>
      <style:paragraph-properties fo:text-align="center"/>
      <style:text-properties fo:font-size="18pt"/>
    </style:style>
    <style:style style:name="P17" style:family="paragraph">
      <loext:graphic-properties draw:fill="solid" draw:fill-color="#00cc00"/>
      <style:paragraph-properties fo:text-align="center"/>
      <style:text-properties fo:font-size="18pt"/>
    </style:style>
    <style:style style:name="P18" style:family="paragraph">
      <loext:graphic-properties draw:fill="solid" draw:fill-color="#ff3333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66ff99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3.3cm" svg:x="3.3cm" svg:y="14.8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1.3cm" svg:y="14.8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9.3cm" svg:y="14.8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cm" svg:height="3.9cm" svg:x="3.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4cm" svg:height="3.9cm" svg:x="3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8cm" svg:height="2.1cm" svg:x="7.049cm" svg:y="12.2cm">
          <text:p text:style-name="P6">Local Machin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2.1cm" svg:x="16.749cm" svg:y="12.2cm">
          <text:p text:style-name="P6">Serv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8cm" svg:height="2.1cm" svg:x="3.8cm" svg:y="8.3cm">
          <text:p text:style-name="P6"><text:span text:style-name="T1">None (Host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8cm" svg:height="2.1cm" svg:x="11.851cm" svg:y="8.3cm">
          <text:p text:style-name="P6">Virtual Machin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8cm" svg:height="2.1cm" svg:x="19.9cm" svg:y="8.3cm">
          <text:p text:style-name="P6">Containers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8cm" svg:height="2.1cm" svg:x="16.7cm" svg:y="4.4cm">
          <text:p text:style-name="P1">Automated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8cm" svg:height="2.1cm" svg:x="7cm" svg:y="4.4cm">
          <text:p text:style-name="P1">Manual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4cm" svg:height="0.962cm" svg:x="3.3cm" svg:y="7.2cm">
          <draw:text-box>
            <text:p text:style-name="P6">Virtualisation</text:p>
          </draw:text-box>
        </draw:frame>
        <draw:frame draw:style-name="gr8" draw:text-style-name="P10" draw:layer="layout" svg:width="24cm" svg:height="0.962cm" svg:x="3.3cm" svg:y="11.1cm">
          <draw:text-box>
            <text:p text:style-name="P6">Location</text:p>
          </draw:text-box>
        </draw:frame>
        <draw:frame draw:style-name="gr8" draw:text-style-name="P10" draw:layer="layout" svg:width="24cm" svg:height="0.962cm" svg:x="3.3cm" svg:y="3.3cm">
          <draw:text-box>
            <text:p text:style-name="P6">Configuration</text:p>
          </draw:text-box>
        </draw:frame>
      </draw:page>
      <draw:page draw:name="page2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2.9cm" svg:y="10.3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2.9cm" svg:y="3.7cm">
          <text:p text:style-name="P1">Automated Configuratio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2.9cm" svg:y="7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10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10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10.9cm" svg:y="7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18.9cm" svg:y="10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18.9cm" svg:y="3.7cm">
          <text:p text:style-name="P1">Manual Configuratio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18.9cm" svg:y="7cm">
          <text:p text:style-name="P1">Hos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8cm" svg:height="3.3cm" svg:x="2.9cm" svg:y="13.6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3cm" svg:x="10.9cm" svg:y="13.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3cm" svg:x="18.9cm" svg:y="13.6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2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2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2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2.9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10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0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10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10.9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3.3cm" svg:x="18.9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3.3cm" svg:x="18.9cm" svg:y="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3.3cm" svg:x="18.9cm" svg:y="3.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cm" svg:height="3.3cm" svg:x="18.9cm" svg:y="7cm"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13" xml:id="id2" draw:id="id2" draw:layer="layout" svg:width="6.8cm" svg:height="2.1cm" svg:x="6.6cm" svg:y="11.434cm">
          <text:p text:style-name="P1">Local Machine</text:p>
          <draw:enhanced-geometry svg:viewBox="0 0 21600 21600" draw:type="rectangle" draw:enhanced-path="M 0 0 L 21600 0 21600 21600 0 21600 0 0 Z N"/>
        </draw:custom-shape>
        <draw:custom-shape draw:style-name="gr12" draw:text-style-name="P13" xml:id="id4" draw:id="id4" draw:layer="layout" svg:width="6.8cm" svg:height="2.1cm" svg:x="16.3cm" svg:y="11.434cm">
          <text:p text:style-name="P1">Servers</text:p>
          <draw:enhanced-geometry svg:viewBox="0 0 21600 21600" draw:type="rectangle" draw:enhanced-path="M 0 0 L 21600 0 21600 21600 0 21600 0 0 Z N"/>
        </draw:custom-shape>
        <draw:custom-shape draw:style-name="gr13" draw:text-style-name="P14" xml:id="id6" draw:id="id6" draw:layer="layout" svg:width="6.8cm" svg:height="2.1cm" svg:x="3.4cm" svg:y="6.868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7" draw:id="id7" draw:layer="layout" svg:width="6.8cm" svg:height="2.1cm" svg:x="11.451cm" svg:y="6.868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13" draw:text-style-name="P14" xml:id="id8" draw:id="id8" draw:layer="layout" svg:width="6.8cm" svg:height="2.1cm" svg:x="19.5cm" svg:y="6.868cm">
          <text:p text:style-name="P1">Containers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6.8cm" svg:height="2.1cm" svg:x="16.3cm" svg:y="1.9cm">
          <text:p text:style-name="P1">Configuration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6.8cm" svg:height="2.1cm" svg:x="6.6cm" svg:y="1.9cm">
          <text:p text:style-name="P1">Manual<text:line-break/>Configuration</text:p>
          <draw:enhanced-geometry svg:viewBox="0 0 21600 21600" draw:type="rectangle" draw:enhanced-path="M 0 0 L 21600 0 21600 21600 0 21600 0 0 Z N"/>
        </draw:custom-shape>
        <draw:custom-shape draw:style-name="gr15" draw:text-style-name="P16" xml:id="id3" draw:id="id3" draw:layer="layout" svg:width="6.8cm" svg:height="2.1cm" svg:x="11.4cm" svg:y="16.7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16" draw:text-style-name="P17" xml:id="id1" draw:id="id1" draw:layer="layout" svg:width="6.8cm" svg:height="2.1cm" svg:x="3.4cm" svg:y="16.7cm">
          <text:p text:style-name="P1">Development</text:p>
          <draw:enhanced-geometry svg:viewBox="0 0 21600 21600" draw:type="rectangle" draw:enhanced-path="M 0 0 L 21600 0 21600 21600 0 21600 0 0 Z N"/>
        </draw:custom-shape>
        <draw:custom-shape draw:style-name="gr17" draw:text-style-name="P18" xml:id="id5" draw:id="id5" draw:layer="layout" svg:width="6.8cm" svg:height="2.1cm" svg:x="19.5cm" svg:y="16.7cm">
          <text:p text:style-name="P1">Production</text:p>
          <draw:enhanced-geometry svg:viewBox="0 0 21600 21600" draw:type="rectangle" draw:enhanced-path="M 0 0 L 21600 0 21600 21600 0 21600 0 0 Z N"/>
        </draw:custom-shape>
        <draw:connector draw:style-name="gr18" draw:text-style-name="P19" draw:layer="layout" draw:type="line" svg:x1="6.8cm" svg:y1="16.7cm" svg:x2="10cm" svg:y2="13.534cm" draw:start-shape="id1" draw:start-glue-point="0" draw:end-shape="id2" draw:end-glue-point="2" svg:d="M6800 16700l3200-3166" svg:viewBox="0 0 3201 3167">
          <text:p/>
        </draw:connector>
        <draw:connector draw:style-name="gr19" draw:text-style-name="P19" draw:layer="layout" draw:type="line" svg:x1="14.8cm" svg:y1="16.7cm" svg:x2="10cm" svg:y2="13.534cm" draw:start-shape="id3" draw:start-glue-point="0" draw:end-shape="id2" draw:end-glue-point="2" svg:d="M14800 16700l-4800-3166" svg:viewBox="0 0 4801 3167">
          <text:p/>
        </draw:connector>
        <draw:connector draw:style-name="gr19" draw:text-style-name="P19" draw:layer="layout" draw:type="line" svg:x1="14.8cm" svg:y1="16.7cm" svg:x2="19.7cm" svg:y2="13.534cm" draw:start-shape="id3" draw:start-glue-point="0" draw:end-shape="id4" draw:end-glue-point="2" svg:d="M14800 16700l4900-3166" svg:viewBox="0 0 4901 3167">
          <text:p/>
        </draw:connector>
        <draw:connector draw:style-name="gr18" draw:text-style-name="P19" draw:layer="layout" draw:type="line" svg:x1="6.8cm" svg:y1="16.7cm" svg:x2="19.7cm" svg:y2="13.534cm" draw:start-shape="id1" draw:start-glue-point="0" draw:end-shape="id4" draw:end-glue-point="2" svg:d="M6800 16700l12900-3166" svg:viewBox="0 0 12901 3167">
          <text:p/>
        </draw:connector>
        <draw:connector draw:style-name="gr20" draw:text-style-name="P19" draw:layer="layout" draw:type="line" svg:x1="22.9cm" svg:y1="16.7cm" svg:x2="19.7cm" svg:y2="13.534cm" draw:start-shape="id5" draw:start-glue-point="0" draw:end-shape="id4" draw:end-glue-point="2" svg:d="M22900 16700l-3200-3166" svg:viewBox="0 0 3201 3167">
          <text:p/>
        </draw:connector>
        <draw:connector draw:style-name="gr21" draw:text-style-name="P19" draw:layer="layout" draw:type="line" svg:x1="10cm" svg:y1="11.434cm" svg:x2="6.8cm" svg:y2="8.968cm" draw:start-shape="id2" draw:start-glue-point="0" draw:end-shape="id6" draw:end-glue-point="2" svg:d="M10000 11434l-3200-2466" svg:viewBox="0 0 3201 2467">
          <text:p/>
        </draw:connector>
        <draw:connector draw:style-name="gr21" draw:text-style-name="P19" draw:layer="layout" draw:type="line" svg:x1="10cm" svg:y1="11.434cm" svg:x2="14.851cm" svg:y2="8.968cm" draw:start-shape="id2" draw:start-glue-point="0" draw:end-shape="id7" draw:end-glue-point="2" svg:d="M10000 11434l4851-2466" svg:viewBox="0 0 4852 2467">
          <text:p/>
        </draw:connector>
        <draw:connector draw:style-name="gr21" draw:text-style-name="P19" draw:layer="layout" draw:type="line" svg:x1="19.7cm" svg:y1="11.434cm" svg:x2="14.851cm" svg:y2="8.968cm" draw:start-shape="id4" draw:start-glue-point="0" draw:end-shape="id7" draw:end-glue-point="2" svg:d="M19700 11434l-4849-2466" svg:viewBox="0 0 4850 2467">
          <text:p/>
        </draw:connector>
        <draw:connector draw:style-name="gr21" draw:text-style-name="P19" draw:layer="layout" draw:type="line" svg:x1="19.7cm" svg:y1="11.434cm" svg:x2="22.9cm" svg:y2="8.968cm" draw:start-shape="id4" draw:start-glue-point="0" draw:end-shape="id8" draw:end-glue-point="2" svg:d="M19700 11434l3200-2466" svg:viewBox="0 0 3201 2467">
          <text:p/>
        </draw:connector>
        <draw:connector draw:style-name="gr21" draw:text-style-name="P19" draw:layer="layout" draw:type="line" svg:x1="10cm" svg:y1="11.434cm" svg:x2="22.9cm" svg:y2="8.968cm" draw:start-shape="id2" draw:start-glue-point="0" draw:end-shape="id8" draw:end-glue-point="2" svg:d="M10000 11434l12900-2466" svg:viewBox="0 0 12901 2467">
          <text:p/>
        </draw:connector>
        <draw:connector draw:style-name="gr21" draw:text-style-name="P19" draw:layer="layout" draw:type="line" svg:x1="19.7cm" svg:y1="11.434cm" svg:x2="6.8cm" svg:y2="8.968cm" draw:start-shape="id4" draw:start-glue-point="0" draw:end-shape="id6" draw:end-glue-point="2" svg:d="M19700 11434l-12900-2466" svg:viewBox="0 0 12901 2467">
          <text:p/>
        </draw:connector>
        <draw:connector draw:style-name="gr21" draw:text-style-name="P19" draw:layer="layout" draw:type="line" svg:x1="6.8cm" svg:y1="6.868cm" svg:x2="10cm" svg:y2="4cm" draw:start-shape="id6" draw:start-glue-point="0" draw:end-shape="id9" draw:end-glue-point="2" svg:d="M6800 6868l3200-2868" svg:viewBox="0 0 3201 2869">
          <text:p/>
        </draw:connector>
        <draw:connector draw:style-name="gr21" draw:text-style-name="P19" draw:layer="layout" draw:type="line" svg:x1="14.851cm" svg:y1="6.868cm" svg:x2="10cm" svg:y2="4cm" draw:start-shape="id7" draw:start-glue-point="0" draw:end-shape="id9" draw:end-glue-point="2" svg:d="M14851 6868l-4851-2868" svg:viewBox="0 0 4852 2869">
          <text:p/>
        </draw:connector>
        <draw:connector draw:style-name="gr21" draw:text-style-name="P19" draw:layer="layout" draw:type="line" svg:x1="14.851cm" svg:y1="6.868cm" svg:x2="19.7cm" svg:y2="4cm" draw:start-shape="id7" draw:start-glue-point="0" draw:end-shape="id10" draw:end-glue-point="2" svg:d="M14851 6868l4849-2868" svg:viewBox="0 0 4850 2869">
          <text:p/>
        </draw:connector>
        <draw:connector draw:style-name="gr21" draw:text-style-name="P19" draw:layer="layout" draw:type="line" svg:x1="22.9cm" svg:y1="6.868cm" svg:x2="19.7cm" svg:y2="4cm" draw:start-shape="id8" draw:start-glue-point="0" draw:end-shape="id10" draw:end-glue-point="2" svg:d="M22900 6868l-3200-2868" svg:viewBox="0 0 3201 2869">
          <text:p/>
        </draw:connector>
        <draw:connector draw:style-name="gr21" draw:text-style-name="P19" draw:layer="layout" draw:type="line" svg:x1="10cm" svg:y1="4cm" svg:x2="22.9cm" svg:y2="6.868cm" draw:start-shape="id9" draw:start-glue-point="2" draw:end-shape="id8" draw:end-glue-point="0" svg:d="M10000 4000l12900 2868" svg:viewBox="0 0 12901 2869">
          <text:p/>
        </draw:connector>
        <draw:connector draw:style-name="gr21" draw:text-style-name="P19" draw:layer="layout" draw:type="line" svg:x1="6.8cm" svg:y1="6.868cm" svg:x2="19.7cm" svg:y2="4cm" draw:start-shape="id6" draw:start-glue-point="0" draw:end-shape="id10" draw:end-glue-point="2" svg:d="M6800 6868l12900-2868" svg:viewBox="0 0 12901 2869">
          <text:p/>
        </draw:connector>
      </draw:page>
      <draw:page draw:name="page5" draw:style-name="dp1" draw:master-page-name="Default">
        <draw:custom-shape draw:style-name="gr22" draw:text-style-name="P13" xml:id="id12" draw:id="id12" draw:layer="layout" svg:width="6.8cm" svg:height="2.1cm" svg:x="6.6cm" svg:y="11.434cm">
          <text:p text:style-name="P6"><text:span text:style-name="T1">Local Mach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14" draw:id="id14" draw:layer="layout" svg:width="6.8cm" svg:height="2.1cm" svg:x="16.3cm" svg:y="11.434cm">
          <text:p text:style-name="P6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6" draw:id="id16" draw:layer="layout" svg:width="6.8cm" svg:height="2.1cm" svg:x="3.4cm" svg:y="6.868cm">
          <text:p text:style-name="P6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7" draw:id="id17" draw:layer="layout" svg:width="6.8cm" svg:height="2.1cm" svg:x="11.451cm" svg:y="6.868cm">
          <text:p text:style-name="P6"><text:span text:style-name="T1">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8" draw:id="id18" draw:layer="layout" svg:width="6.8cm" svg:height="2.1cm" svg:x="19.5cm" svg:y="6.868cm">
          <text:p text:style-name="P6"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20" draw:id="id20" draw:layer="layout" svg:width="6.8cm" svg:height="2.1cm" svg:x="16.3cm" svg:y="1.9cm">
          <text:p text:style-name="P6"><text:span text:style-name="T1">Configuration</text:span></text:p>
          <text:p text:style-name="P6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9" draw:id="id19" draw:layer="layout" svg:width="6.8cm" svg:height="2.1cm" svg:x="6.6cm" svg:y="1.9cm">
          <text:p text:style-name="P6"><text:span text:style-name="T1">Manual</text:span><text:span text:style-name="T1"><text:line-break/></text:span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6.8cm" svg:height="2.1cm" svg:x="11.4cm" svg:y="16.7cm">
          <text:p text:style-name="P6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11" draw:id="id11" draw:layer="layout" svg:width="6.8cm" svg:height="2.1cm" svg:x="3.4cm" svg:y="16.7cm">
          <text:p text:style-name="P6"><text:span text:style-name="T1">Developm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15" draw:id="id15" draw:layer="layout" svg:width="6.8cm" svg:height="2.1cm" svg:x="19.5cm" svg:y="16.7cm">
          <text:p text:style-name="P6"><text:span text:style-name="T1">Production</text:span></text:p>
          <draw:enhanced-geometry svg:viewBox="0 0 21600 21600" draw:type="rectangle" draw:enhanced-path="M 0 0 L 21600 0 21600 21600 0 21600 0 0 Z N"/>
        </draw:custom-shape>
        <draw:connector draw:style-name="gr18" draw:text-style-name="P19" draw:layer="layout" draw:type="line" svg:x1="6.8cm" svg:y1="16.7cm" svg:x2="10cm" svg:y2="13.534cm" draw:start-shape="id11" draw:start-glue-point="0" draw:end-shape="id12" draw:end-glue-point="2" svg:d="M6800 16700l3200-3166" svg:viewBox="0 0 3201 3167">
          <text:p/>
        </draw:connector>
        <draw:connector draw:style-name="gr19" draw:text-style-name="P19" draw:layer="layout" draw:type="line" svg:x1="14.8cm" svg:y1="16.7cm" svg:x2="10cm" svg:y2="13.534cm" draw:start-shape="id13" draw:start-glue-point="0" draw:end-shape="id12" draw:end-glue-point="2" svg:d="M14800 16700l-4800-3166" svg:viewBox="0 0 4801 3167">
          <text:p/>
        </draw:connector>
        <draw:connector draw:style-name="gr19" draw:text-style-name="P19" draw:layer="layout" draw:type="line" svg:x1="14.8cm" svg:y1="16.7cm" svg:x2="19.7cm" svg:y2="13.534cm" draw:start-shape="id13" draw:start-glue-point="0" draw:end-shape="id14" draw:end-glue-point="2" svg:d="M14800 16700l4900-3166" svg:viewBox="0 0 4901 3167">
          <text:p/>
        </draw:connector>
        <draw:connector draw:style-name="gr18" draw:text-style-name="P19" draw:layer="layout" draw:type="line" svg:x1="6.8cm" svg:y1="16.7cm" svg:x2="19.7cm" svg:y2="13.534cm" draw:start-shape="id11" draw:start-glue-point="0" draw:end-shape="id14" draw:end-glue-point="2" svg:d="M6800 16700l12900-3166" svg:viewBox="0 0 12901 3167">
          <text:p/>
        </draw:connector>
        <draw:connector draw:style-name="gr20" draw:text-style-name="P19" draw:layer="layout" draw:type="line" svg:x1="22.9cm" svg:y1="16.7cm" svg:x2="19.7cm" svg:y2="13.534cm" draw:start-shape="id15" draw:start-glue-point="0" draw:end-shape="id14" draw:end-glue-point="2" svg:d="M22900 16700l-3200-3166" svg:viewBox="0 0 3201 3167">
          <text:p/>
        </draw:connector>
        <draw:connector draw:style-name="gr21" draw:text-style-name="P19" draw:layer="layout" draw:type="line" svg:x1="10cm" svg:y1="11.434cm" svg:x2="6.8cm" svg:y2="8.968cm" draw:start-shape="id12" draw:start-glue-point="0" draw:end-shape="id16" draw:end-glue-point="2" svg:d="M10000 11434l-3200-2466" svg:viewBox="0 0 3201 2467">
          <text:p/>
        </draw:connector>
        <draw:connector draw:style-name="gr21" draw:text-style-name="P19" draw:layer="layout" draw:type="line" svg:x1="10cm" svg:y1="11.434cm" svg:x2="14.851cm" svg:y2="8.968cm" draw:start-shape="id12" draw:start-glue-point="0" draw:end-shape="id17" draw:end-glue-point="2" svg:d="M10000 11434l4851-2466" svg:viewBox="0 0 4852 2467">
          <text:p/>
        </draw:connector>
        <draw:connector draw:style-name="gr21" draw:text-style-name="P19" draw:layer="layout" draw:type="line" svg:x1="19.7cm" svg:y1="11.434cm" svg:x2="14.851cm" svg:y2="8.968cm" draw:start-shape="id14" draw:start-glue-point="0" draw:end-shape="id17" draw:end-glue-point="2" svg:d="M19700 11434l-4849-2466" svg:viewBox="0 0 4850 2467">
          <text:p/>
        </draw:connector>
        <draw:connector draw:style-name="gr21" draw:text-style-name="P19" draw:layer="layout" draw:type="line" svg:x1="19.7cm" svg:y1="11.434cm" svg:x2="22.9cm" svg:y2="8.968cm" draw:start-shape="id14" draw:start-glue-point="0" draw:end-shape="id18" draw:end-glue-point="2" svg:d="M19700 11434l3200-2466" svg:viewBox="0 0 3201 2467">
          <text:p/>
        </draw:connector>
        <draw:connector draw:style-name="gr21" draw:text-style-name="P19" draw:layer="layout" draw:type="line" svg:x1="10cm" svg:y1="11.434cm" svg:x2="22.9cm" svg:y2="8.968cm" draw:start-shape="id12" draw:start-glue-point="0" draw:end-shape="id18" draw:end-glue-point="2" svg:d="M10000 11434l12900-2466" svg:viewBox="0 0 12901 2467">
          <text:p/>
        </draw:connector>
        <draw:connector draw:style-name="gr21" draw:text-style-name="P19" draw:layer="layout" draw:type="line" svg:x1="19.7cm" svg:y1="11.434cm" svg:x2="6.8cm" svg:y2="8.968cm" draw:start-shape="id14" draw:start-glue-point="0" draw:end-shape="id16" draw:end-glue-point="2" svg:d="M19700 11434l-12900-2466" svg:viewBox="0 0 12901 2467">
          <text:p/>
        </draw:connector>
        <draw:connector draw:style-name="gr21" draw:text-style-name="P19" draw:layer="layout" draw:type="line" svg:x1="6.8cm" svg:y1="6.868cm" svg:x2="10cm" svg:y2="4cm" draw:start-shape="id16" draw:start-glue-point="0" draw:end-shape="id19" draw:end-glue-point="2" svg:d="M6800 6868l3200-2868" svg:viewBox="0 0 3201 2869">
          <text:p/>
        </draw:connector>
        <draw:connector draw:style-name="gr21" draw:text-style-name="P19" draw:layer="layout" draw:type="line" svg:x1="14.851cm" svg:y1="6.868cm" svg:x2="10cm" svg:y2="4cm" draw:start-shape="id17" draw:start-glue-point="0" draw:end-shape="id19" draw:end-glue-point="2" svg:d="M14851 6868l-4851-2868" svg:viewBox="0 0 4852 2869">
          <text:p/>
        </draw:connector>
        <draw:connector draw:style-name="gr21" draw:text-style-name="P19" draw:layer="layout" draw:type="line" svg:x1="14.851cm" svg:y1="6.868cm" svg:x2="19.7cm" svg:y2="4cm" draw:start-shape="id17" draw:start-glue-point="0" draw:end-shape="id20" draw:end-glue-point="2" svg:d="M14851 6868l4849-2868" svg:viewBox="0 0 4850 2869">
          <text:p/>
        </draw:connector>
        <draw:connector draw:style-name="gr21" draw:text-style-name="P19" draw:layer="layout" draw:type="line" svg:x1="22.9cm" svg:y1="6.868cm" svg:x2="19.7cm" svg:y2="4cm" draw:start-shape="id18" draw:start-glue-point="0" draw:end-shape="id20" draw:end-glue-point="2" svg:d="M22900 6868l-3200-2868" svg:viewBox="0 0 3201 2869">
          <text:p/>
        </draw:connector>
        <draw:connector draw:style-name="gr21" draw:text-style-name="P19" draw:layer="layout" draw:type="line" svg:x1="10cm" svg:y1="4cm" svg:x2="22.9cm" svg:y2="6.868cm" draw:start-shape="id19" draw:start-glue-point="2" draw:end-shape="id18" draw:end-glue-point="0" svg:d="M10000 4000l12900 2868" svg:viewBox="0 0 12901 2869">
          <text:p/>
        </draw:connector>
        <draw:connector draw:style-name="gr21" draw:text-style-name="P19" draw:layer="layout" draw:type="line" svg:x1="6.8cm" svg:y1="6.868cm" svg:x2="19.7cm" svg:y2="4cm" draw:start-shape="id16" draw:start-glue-point="0" draw:end-shape="id20" draw:end-glue-point="2" svg:d="M6800 6868l12900-2868" svg:viewBox="0 0 12901 2869">
          <text:p/>
        </draw:connector>
        <draw:custom-shape draw:style-name="gr28" draw:text-style-name="P19" draw:layer="layout" svg:width="19.3cm" svg:height="5.6cm" svg:x="5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2" draw:text-style-name="P13" xml:id="id22" draw:id="id22" draw:layer="layout" svg:width="6.8cm" svg:height="2.1cm" svg:x="6.6cm" svg:y="11.434cm">
          <text:p text:style-name="P6"><text:span text:style-name="T1">Local Mach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24" draw:id="id24" draw:layer="layout" svg:width="6.8cm" svg:height="2.1cm" svg:x="16.3cm" svg:y="11.434cm">
          <text:p text:style-name="P6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6" draw:id="id26" draw:layer="layout" svg:width="6.8cm" svg:height="2.1cm" svg:x="3.4cm" svg:y="6.868cm">
          <text:p text:style-name="P6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7" draw:id="id27" draw:layer="layout" svg:width="6.8cm" svg:height="2.1cm" svg:x="11.451cm" svg:y="6.868cm">
          <text:p text:style-name="P6"><text:span text:style-name="T1">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8" draw:id="id28" draw:layer="layout" svg:width="6.8cm" svg:height="2.1cm" svg:x="19.5cm" svg:y="6.868cm">
          <text:p text:style-name="P6"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30" draw:id="id30" draw:layer="layout" svg:width="6.8cm" svg:height="2.1cm" svg:x="16.3cm" svg:y="1.9cm">
          <text:p text:style-name="P6"><text:span text:style-name="T1">Configuration</text:span></text:p>
          <text:p text:style-name="P6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29" draw:id="id29" draw:layer="layout" svg:width="6.8cm" svg:height="2.1cm" svg:x="6.6cm" svg:y="1.9cm">
          <text:p text:style-name="P6"><text:span text:style-name="T1">Manual</text:span><text:span text:style-name="T1"><text:line-break/></text:span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3" draw:id="id23" draw:layer="layout" svg:width="6.8cm" svg:height="2.1cm" svg:x="11.4cm" svg:y="16.7cm">
          <text:p text:style-name="P6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1" draw:id="id21" draw:layer="layout" svg:width="6.8cm" svg:height="2.1cm" svg:x="3.4cm" svg:y="16.7cm">
          <text:p text:style-name="P6"><text:span text:style-name="T1">Developm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25" draw:id="id25" draw:layer="layout" svg:width="6.8cm" svg:height="2.1cm" svg:x="19.5cm" svg:y="16.7cm">
          <text:p text:style-name="P6"><text:span text:style-name="T1">Production</text:span></text:p>
          <draw:enhanced-geometry svg:viewBox="0 0 21600 21600" draw:type="rectangle" draw:enhanced-path="M 0 0 L 21600 0 21600 21600 0 21600 0 0 Z N"/>
        </draw:custom-shape>
        <draw:connector draw:style-name="gr18" draw:text-style-name="P19" draw:layer="layout" draw:type="line" svg:x1="6.8cm" svg:y1="16.7cm" svg:x2="10cm" svg:y2="13.534cm" draw:start-shape="id21" draw:start-glue-point="0" draw:end-shape="id22" draw:end-glue-point="2" svg:d="M6800 16700l3200-3166" svg:viewBox="0 0 3201 3167">
          <text:p/>
        </draw:connector>
        <draw:connector draw:style-name="gr19" draw:text-style-name="P19" draw:layer="layout" draw:type="line" svg:x1="14.8cm" svg:y1="16.7cm" svg:x2="10cm" svg:y2="13.534cm" draw:start-shape="id23" draw:start-glue-point="0" draw:end-shape="id22" draw:end-glue-point="2" svg:d="M14800 16700l-4800-3166" svg:viewBox="0 0 4801 3167">
          <text:p/>
        </draw:connector>
        <draw:connector draw:style-name="gr19" draw:text-style-name="P19" draw:layer="layout" draw:type="line" svg:x1="14.8cm" svg:y1="16.7cm" svg:x2="19.7cm" svg:y2="13.534cm" draw:start-shape="id23" draw:start-glue-point="0" draw:end-shape="id24" draw:end-glue-point="2" svg:d="M14800 16700l4900-3166" svg:viewBox="0 0 4901 3167">
          <text:p/>
        </draw:connector>
        <draw:connector draw:style-name="gr18" draw:text-style-name="P19" draw:layer="layout" draw:type="line" svg:x1="6.8cm" svg:y1="16.7cm" svg:x2="19.7cm" svg:y2="13.534cm" draw:start-shape="id21" draw:start-glue-point="0" draw:end-shape="id24" draw:end-glue-point="2" svg:d="M6800 16700l12900-3166" svg:viewBox="0 0 12901 3167">
          <text:p/>
        </draw:connector>
        <draw:connector draw:style-name="gr20" draw:text-style-name="P19" draw:layer="layout" draw:type="line" svg:x1="22.9cm" svg:y1="16.7cm" svg:x2="19.7cm" svg:y2="13.534cm" draw:start-shape="id25" draw:start-glue-point="0" draw:end-shape="id24" draw:end-glue-point="2" svg:d="M22900 16700l-3200-3166" svg:viewBox="0 0 3201 3167">
          <text:p/>
        </draw:connector>
        <draw:connector draw:style-name="gr21" draw:text-style-name="P19" draw:layer="layout" draw:type="line" svg:x1="10cm" svg:y1="11.434cm" svg:x2="6.8cm" svg:y2="8.968cm" draw:start-shape="id22" draw:start-glue-point="0" draw:end-shape="id26" draw:end-glue-point="2" svg:d="M10000 11434l-3200-2466" svg:viewBox="0 0 3201 2467">
          <text:p/>
        </draw:connector>
        <draw:connector draw:style-name="gr21" draw:text-style-name="P19" draw:layer="layout" draw:type="line" svg:x1="10cm" svg:y1="11.434cm" svg:x2="14.851cm" svg:y2="8.968cm" draw:start-shape="id22" draw:start-glue-point="0" draw:end-shape="id27" draw:end-glue-point="2" svg:d="M10000 11434l4851-2466" svg:viewBox="0 0 4852 2467">
          <text:p/>
        </draw:connector>
        <draw:connector draw:style-name="gr21" draw:text-style-name="P19" draw:layer="layout" draw:type="line" svg:x1="19.7cm" svg:y1="11.434cm" svg:x2="14.851cm" svg:y2="8.968cm" draw:start-shape="id24" draw:start-glue-point="0" draw:end-shape="id27" draw:end-glue-point="2" svg:d="M19700 11434l-4849-2466" svg:viewBox="0 0 4850 2467">
          <text:p/>
        </draw:connector>
        <draw:connector draw:style-name="gr21" draw:text-style-name="P19" draw:layer="layout" draw:type="line" svg:x1="19.7cm" svg:y1="11.434cm" svg:x2="22.9cm" svg:y2="8.968cm" draw:start-shape="id24" draw:start-glue-point="0" draw:end-shape="id28" draw:end-glue-point="2" svg:d="M19700 11434l3200-2466" svg:viewBox="0 0 3201 2467">
          <text:p/>
        </draw:connector>
        <draw:connector draw:style-name="gr21" draw:text-style-name="P19" draw:layer="layout" draw:type="line" svg:x1="10cm" svg:y1="11.434cm" svg:x2="22.9cm" svg:y2="8.968cm" draw:start-shape="id22" draw:start-glue-point="0" draw:end-shape="id28" draw:end-glue-point="2" svg:d="M10000 11434l12900-2466" svg:viewBox="0 0 12901 2467">
          <text:p/>
        </draw:connector>
        <draw:connector draw:style-name="gr21" draw:text-style-name="P19" draw:layer="layout" draw:type="line" svg:x1="19.7cm" svg:y1="11.434cm" svg:x2="6.8cm" svg:y2="8.968cm" draw:start-shape="id24" draw:start-glue-point="0" draw:end-shape="id26" draw:end-glue-point="2" svg:d="M19700 11434l-12900-2466" svg:viewBox="0 0 12901 2467">
          <text:p/>
        </draw:connector>
        <draw:connector draw:style-name="gr21" draw:text-style-name="P19" draw:layer="layout" draw:type="line" svg:x1="6.8cm" svg:y1="6.868cm" svg:x2="10cm" svg:y2="4cm" draw:start-shape="id26" draw:start-glue-point="0" draw:end-shape="id29" draw:end-glue-point="2" svg:d="M6800 6868l3200-2868" svg:viewBox="0 0 3201 2869">
          <text:p/>
        </draw:connector>
        <draw:connector draw:style-name="gr21" draw:text-style-name="P19" draw:layer="layout" draw:type="line" svg:x1="14.851cm" svg:y1="6.868cm" svg:x2="10cm" svg:y2="4cm" draw:start-shape="id27" draw:start-glue-point="0" draw:end-shape="id29" draw:end-glue-point="2" svg:d="M14851 6868l-4851-2868" svg:viewBox="0 0 4852 2869">
          <text:p/>
        </draw:connector>
        <draw:connector draw:style-name="gr21" draw:text-style-name="P19" draw:layer="layout" draw:type="line" svg:x1="14.851cm" svg:y1="6.868cm" svg:x2="19.7cm" svg:y2="4cm" draw:start-shape="id27" draw:start-glue-point="0" draw:end-shape="id30" draw:end-glue-point="2" svg:d="M14851 6868l4849-2868" svg:viewBox="0 0 4850 2869">
          <text:p/>
        </draw:connector>
        <draw:connector draw:style-name="gr21" draw:text-style-name="P19" draw:layer="layout" draw:type="line" svg:x1="22.9cm" svg:y1="6.868cm" svg:x2="19.7cm" svg:y2="4cm" draw:start-shape="id28" draw:start-glue-point="0" draw:end-shape="id30" draw:end-glue-point="2" svg:d="M22900 6868l-3200-2868" svg:viewBox="0 0 3201 2869">
          <text:p/>
        </draw:connector>
        <draw:connector draw:style-name="gr21" draw:text-style-name="P19" draw:layer="layout" draw:type="line" svg:x1="10cm" svg:y1="4cm" svg:x2="22.9cm" svg:y2="6.868cm" draw:start-shape="id29" draw:start-glue-point="2" draw:end-shape="id28" draw:end-glue-point="0" svg:d="M10000 4000l12900 2868" svg:viewBox="0 0 12901 2869">
          <text:p/>
        </draw:connector>
        <draw:connector draw:style-name="gr21" draw:text-style-name="P19" draw:layer="layout" draw:type="line" svg:x1="6.8cm" svg:y1="6.868cm" svg:x2="19.7cm" svg:y2="4cm" draw:start-shape="id26" draw:start-glue-point="0" draw:end-shape="id30" draw:end-glue-point="2" svg:d="M6800 6868l12900-2868" svg:viewBox="0 0 12901 2869">
          <text:p/>
        </draw:connector>
        <draw:custom-shape draw:style-name="gr28" draw:text-style-name="P19" draw:layer="layout" svg:width="27cm" svg:height="5.6cm" svg:x="1.5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2" draw:text-style-name="P13" xml:id="id32" draw:id="id32" draw:layer="layout" svg:width="6.8cm" svg:height="2.1cm" svg:x="6.6cm" svg:y="11.434cm">
          <text:p text:style-name="P6"><text:span text:style-name="T1">Local Mach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34" draw:id="id34" draw:layer="layout" svg:width="6.8cm" svg:height="2.1cm" svg:x="16.3cm" svg:y="11.434cm">
          <text:p text:style-name="P6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layout" svg:width="6.8cm" svg:height="2.1cm" svg:x="3.4cm" svg:y="6.868cm">
          <text:p text:style-name="P6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7" draw:id="id37" draw:layer="layout" svg:width="6.8cm" svg:height="2.1cm" svg:x="11.451cm" svg:y="6.868cm">
          <text:p text:style-name="P6"><text:span text:style-name="T1">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8" draw:id="id38" draw:layer="layout" svg:width="6.8cm" svg:height="2.1cm" svg:x="19.5cm" svg:y="6.868cm">
          <text:p text:style-name="P6"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40" draw:id="id40" draw:layer="layout" svg:width="6.8cm" svg:height="2.1cm" svg:x="16.3cm" svg:y="1.9cm">
          <text:p text:style-name="P6"><text:span text:style-name="T1">Configuration</text:span></text:p>
          <text:p text:style-name="P6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39" draw:id="id39" draw:layer="layout" svg:width="6.8cm" svg:height="2.1cm" svg:x="6.6cm" svg:y="1.9cm">
          <text:p text:style-name="P6"><text:span text:style-name="T1">Manual</text:span><text:span text:style-name="T1"><text:line-break/></text:span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6.8cm" svg:height="2.1cm" svg:x="11.4cm" svg:y="16.7cm">
          <text:p text:style-name="P6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31" draw:id="id31" draw:layer="layout" svg:width="6.8cm" svg:height="2.1cm" svg:x="3.4cm" svg:y="16.7cm">
          <text:p text:style-name="P6"><text:span text:style-name="T1">Developm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35" draw:id="id35" draw:layer="layout" svg:width="6.8cm" svg:height="2.1cm" svg:x="19.5cm" svg:y="16.7cm">
          <text:p text:style-name="P6"><text:span text:style-name="T1">Production</text:span></text:p>
          <draw:enhanced-geometry svg:viewBox="0 0 21600 21600" draw:type="rectangle" draw:enhanced-path="M 0 0 L 21600 0 21600 21600 0 21600 0 0 Z N"/>
        </draw:custom-shape>
        <draw:connector draw:style-name="gr18" draw:text-style-name="P19" draw:layer="layout" draw:type="line" svg:x1="6.8cm" svg:y1="16.7cm" svg:x2="10cm" svg:y2="13.534cm" draw:start-shape="id31" draw:start-glue-point="0" draw:end-shape="id32" draw:end-glue-point="2" svg:d="M6800 16700l3200-3166" svg:viewBox="0 0 3201 3167">
          <text:p/>
        </draw:connector>
        <draw:connector draw:style-name="gr19" draw:text-style-name="P19" draw:layer="layout" draw:type="line" svg:x1="14.8cm" svg:y1="16.7cm" svg:x2="10cm" svg:y2="13.534cm" draw:start-shape="id33" draw:start-glue-point="0" draw:end-shape="id32" draw:end-glue-point="2" svg:d="M14800 16700l-4800-3166" svg:viewBox="0 0 4801 3167">
          <text:p/>
        </draw:connector>
        <draw:connector draw:style-name="gr19" draw:text-style-name="P19" draw:layer="layout" draw:type="line" svg:x1="14.8cm" svg:y1="16.7cm" svg:x2="19.7cm" svg:y2="13.534cm" draw:start-shape="id33" draw:start-glue-point="0" draw:end-shape="id34" draw:end-glue-point="2" svg:d="M14800 16700l4900-3166" svg:viewBox="0 0 4901 3167">
          <text:p/>
        </draw:connector>
        <draw:connector draw:style-name="gr18" draw:text-style-name="P19" draw:layer="layout" draw:type="line" svg:x1="6.8cm" svg:y1="16.7cm" svg:x2="19.7cm" svg:y2="13.534cm" draw:start-shape="id31" draw:start-glue-point="0" draw:end-shape="id34" draw:end-glue-point="2" svg:d="M6800 16700l12900-3166" svg:viewBox="0 0 12901 3167">
          <text:p/>
        </draw:connector>
        <draw:connector draw:style-name="gr20" draw:text-style-name="P19" draw:layer="layout" draw:type="line" svg:x1="22.9cm" svg:y1="16.7cm" svg:x2="19.7cm" svg:y2="13.534cm" draw:start-shape="id35" draw:start-glue-point="0" draw:end-shape="id34" draw:end-glue-point="2" svg:d="M22900 16700l-3200-3166" svg:viewBox="0 0 3201 3167">
          <text:p/>
        </draw:connector>
        <draw:connector draw:style-name="gr21" draw:text-style-name="P19" draw:layer="layout" draw:type="line" svg:x1="10cm" svg:y1="11.434cm" svg:x2="6.8cm" svg:y2="8.968cm" draw:start-shape="id32" draw:start-glue-point="0" draw:end-shape="id36" draw:end-glue-point="2" svg:d="M10000 11434l-3200-2466" svg:viewBox="0 0 3201 2467">
          <text:p/>
        </draw:connector>
        <draw:connector draw:style-name="gr21" draw:text-style-name="P19" draw:layer="layout" draw:type="line" svg:x1="10cm" svg:y1="11.434cm" svg:x2="14.851cm" svg:y2="8.968cm" draw:start-shape="id32" draw:start-glue-point="0" draw:end-shape="id37" draw:end-glue-point="2" svg:d="M10000 11434l4851-2466" svg:viewBox="0 0 4852 2467">
          <text:p/>
        </draw:connector>
        <draw:connector draw:style-name="gr21" draw:text-style-name="P19" draw:layer="layout" draw:type="line" svg:x1="19.7cm" svg:y1="11.434cm" svg:x2="14.851cm" svg:y2="8.968cm" draw:start-shape="id34" draw:start-glue-point="0" draw:end-shape="id37" draw:end-glue-point="2" svg:d="M19700 11434l-4849-2466" svg:viewBox="0 0 4850 2467">
          <text:p/>
        </draw:connector>
        <draw:connector draw:style-name="gr21" draw:text-style-name="P19" draw:layer="layout" draw:type="line" svg:x1="19.7cm" svg:y1="11.434cm" svg:x2="22.9cm" svg:y2="8.968cm" draw:start-shape="id34" draw:start-glue-point="0" draw:end-shape="id38" draw:end-glue-point="2" svg:d="M19700 11434l3200-2466" svg:viewBox="0 0 3201 2467">
          <text:p/>
        </draw:connector>
        <draw:connector draw:style-name="gr21" draw:text-style-name="P19" draw:layer="layout" draw:type="line" svg:x1="10cm" svg:y1="11.434cm" svg:x2="22.9cm" svg:y2="8.968cm" draw:start-shape="id32" draw:start-glue-point="0" draw:end-shape="id38" draw:end-glue-point="2" svg:d="M10000 11434l12900-2466" svg:viewBox="0 0 12901 2467">
          <text:p/>
        </draw:connector>
        <draw:connector draw:style-name="gr21" draw:text-style-name="P19" draw:layer="layout" draw:type="line" svg:x1="19.7cm" svg:y1="11.434cm" svg:x2="6.8cm" svg:y2="8.968cm" draw:start-shape="id34" draw:start-glue-point="0" draw:end-shape="id36" draw:end-glue-point="2" svg:d="M19700 11434l-12900-2466" svg:viewBox="0 0 12901 2467">
          <text:p/>
        </draw:connector>
        <draw:connector draw:style-name="gr21" draw:text-style-name="P19" draw:layer="layout" draw:type="line" svg:x1="6.8cm" svg:y1="6.868cm" svg:x2="10cm" svg:y2="4cm" draw:start-shape="id36" draw:start-glue-point="0" draw:end-shape="id39" draw:end-glue-point="2" svg:d="M6800 6868l3200-2868" svg:viewBox="0 0 3201 2869">
          <text:p/>
        </draw:connector>
        <draw:connector draw:style-name="gr21" draw:text-style-name="P19" draw:layer="layout" draw:type="line" svg:x1="14.851cm" svg:y1="6.868cm" svg:x2="10cm" svg:y2="4cm" draw:start-shape="id37" draw:start-glue-point="0" draw:end-shape="id39" draw:end-glue-point="2" svg:d="M14851 6868l-4851-2868" svg:viewBox="0 0 4852 2869">
          <text:p/>
        </draw:connector>
        <draw:connector draw:style-name="gr21" draw:text-style-name="P19" draw:layer="layout" draw:type="line" svg:x1="14.851cm" svg:y1="6.868cm" svg:x2="19.7cm" svg:y2="4cm" draw:start-shape="id37" draw:start-glue-point="0" draw:end-shape="id40" draw:end-glue-point="2" svg:d="M14851 6868l4849-2868" svg:viewBox="0 0 4850 2869">
          <text:p/>
        </draw:connector>
        <draw:connector draw:style-name="gr21" draw:text-style-name="P19" draw:layer="layout" draw:type="line" svg:x1="22.9cm" svg:y1="6.868cm" svg:x2="19.7cm" svg:y2="4cm" draw:start-shape="id38" draw:start-glue-point="0" draw:end-shape="id40" draw:end-glue-point="2" svg:d="M22900 6868l-3200-2868" svg:viewBox="0 0 3201 2869">
          <text:p/>
        </draw:connector>
        <draw:connector draw:style-name="gr21" draw:text-style-name="P19" draw:layer="layout" draw:type="line" svg:x1="10cm" svg:y1="4cm" svg:x2="22.9cm" svg:y2="6.868cm" draw:start-shape="id39" draw:start-glue-point="2" draw:end-shape="id38" draw:end-glue-point="0" svg:d="M10000 4000l12900 2868" svg:viewBox="0 0 12901 2869">
          <text:p/>
        </draw:connector>
        <draw:connector draw:style-name="gr21" draw:text-style-name="P19" draw:layer="layout" draw:type="line" svg:x1="6.8cm" svg:y1="6.868cm" svg:x2="19.7cm" svg:y2="4cm" draw:start-shape="id36" draw:start-glue-point="0" draw:end-shape="id40" draw:end-glue-point="2" svg:d="M6800 6868l12900-2868" svg:viewBox="0 0 12901 2869">
          <text:p/>
        </draw:connector>
        <draw:custom-shape draw:style-name="gr28" draw:text-style-name="P19" draw:layer="layout" svg:width="23.2cm" svg:height="4.8cm" svg:x="3.2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2" draw:text-style-name="P13" xml:id="id42" draw:id="id42" draw:layer="layout" svg:width="6.8cm" svg:height="2.1cm" svg:x="3.45cm" svg:y="10.4cm">
          <text:p text:style-name="P6"><text:span text:style-name="T1">Local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46" draw:id="id46" draw:layer="layout" svg:width="6.8cm" svg:height="2.1cm" svg:x="19.4cm" svg:y="10.4cm">
          <text:p text:style-name="P6"><text:span text:style-name="T1">Ser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49" draw:id="id49" draw:layer="layout" svg:width="6.8cm" svg:height="2.1cm" svg:x="11.5cm" svg:y="6.85cm">
          <text:p text:style-name="P6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47" draw:id="id47" draw:layer="layout" svg:width="6.8cm" svg:height="2.1cm" svg:x="3.45cm" svg:y="6.85cm">
          <text:p text:style-name="P6"><text:span text:style-name="T1">Virtual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48" draw:id="id48" draw:layer="layout" svg:width="6.8cm" svg:height="2.1cm" svg:x="3.45cm" svg:y="3.5cm">
          <text:p text:style-name="P6">Configuration</text:p>
          <text:p text:style-name="P6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50" draw:id="id50" draw:layer="layout" svg:width="6.8cm" svg:height="2.1cm" svg:x="11.5cm" svg:y="3.5cm">
          <text:p text:style-name="P6">Manual<text:line-break/>Configu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43" draw:id="id43" draw:layer="layout" svg:width="6.8cm" svg:height="2.1cm" svg:x="11.5cm" svg:y="14.7cm">
          <text:p text:style-name="P6"><text:span text:style-name="T1">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xml:id="id41" draw:id="id41" draw:layer="layout" svg:width="6.8cm" svg:height="2.1cm" svg:x="3.45cm" svg:y="14.7cm">
          <text:p text:style-name="P6"><text:span text:style-name="T1">Develo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45" draw:id="id45" draw:layer="layout" svg:width="6.8cm" svg:height="2.1cm" svg:x="19.4cm" svg:y="14.7cm">
          <text:p text:style-name="P6"><text:span text:style-name="T1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6.85cm" svg:y1="14.7cm" svg:x2="6.85cm" svg:y2="12.5cm" draw:start-shape="id41" draw:start-glue-point="0" draw:end-shape="id42" draw:end-glue-point="2" svg:d="M6850 14700v-2200" svg:viewBox="0 0 1 2201">
          <text:p/>
        </draw:connector>
        <draw:connector draw:style-name="gr19" draw:text-style-name="P19" draw:layer="layout" draw:type="line" svg:x1="14.9cm" svg:y1="14.7cm" svg:x2="14.9cm" svg:y2="12.5cm" draw:start-shape="id43" draw:start-glue-point="0" draw:end-shape="id44" draw:end-glue-point="2" svg:d="M14900 14700v-2200" svg:viewBox="0 0 1 2201">
          <text:p/>
        </draw:connector>
        <draw:connector draw:style-name="gr20" draw:text-style-name="P19" draw:layer="layout" draw:type="line" svg:x1="22.8cm" svg:y1="14.7cm" svg:x2="22.8cm" svg:y2="12.5cm" draw:start-shape="id45" draw:start-glue-point="0" draw:end-shape="id46" draw:end-glue-point="2" svg:d="M22800 14700v-2200" svg:viewBox="0 0 1 2201">
          <text:p/>
        </draw:connector>
        <draw:custom-shape draw:style-name="gr22" draw:text-style-name="P13" xml:id="id44" draw:id="id44" draw:layer="layout" svg:width="6.8cm" svg:height="2.1cm" svg:x="11.5cm" svg:y="10.4cm">
          <text:p text:style-name="P6"><text:span text:style-name="T1">Ser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51" draw:id="id51" draw:layer="layout" svg:width="6.8cm" svg:height="2.1cm" svg:x="19.4cm" svg:y="6.85cm">
          <text:p text:style-name="P6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52" draw:id="id52" draw:layer="layout" svg:width="6.8cm" svg:height="2.1cm" svg:x="19.4cm" svg:y="3.5cm">
          <text:p text:style-name="P6">Manual<text:line-break/>Configu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6.85cm" svg:y1="10.4cm" svg:x2="6.85cm" svg:y2="8.95cm" draw:start-shape="id42" draw:start-glue-point="0" draw:end-shape="id47" draw:end-glue-point="2" svg:d="M6850 10400v-1450" svg:viewBox="0 0 1 1451">
          <text:p/>
        </draw:connector>
        <draw:connector draw:style-name="gr18" draw:text-style-name="P19" draw:layer="layout" draw:type="line" svg:x1="6.85cm" svg:y1="6.85cm" svg:x2="6.85cm" svg:y2="5.6cm" draw:start-shape="id47" draw:start-glue-point="0" draw:end-shape="id48" draw:end-glue-point="2" svg:d="M6850 6850v-1250" svg:viewBox="0 0 1 1251">
          <text:p/>
        </draw:connector>
        <draw:connector draw:style-name="gr19" draw:text-style-name="P19" draw:layer="layout" draw:type="line" svg:x1="14.9cm" svg:y1="10.4cm" svg:x2="14.9cm" svg:y2="8.95cm" draw:start-shape="id44" draw:start-glue-point="0" draw:end-shape="id49" draw:end-glue-point="2" svg:d="M14900 10400v-1450" svg:viewBox="0 0 1 1451">
          <text:p/>
        </draw:connector>
        <draw:connector draw:style-name="gr19" draw:text-style-name="P19" draw:layer="layout" draw:type="line" svg:x1="14.9cm" svg:y1="6.85cm" svg:x2="14.9cm" svg:y2="5.6cm" draw:start-shape="id49" draw:start-glue-point="0" draw:end-shape="id50" draw:end-glue-point="2" svg:d="M14900 6850v-1250" svg:viewBox="0 0 1 1251">
          <text:p/>
        </draw:connector>
        <draw:connector draw:style-name="gr20" draw:text-style-name="P19" draw:layer="layout" draw:type="line" svg:x1="22.8cm" svg:y1="10.4cm" svg:x2="22.8cm" svg:y2="8.95cm" draw:start-shape="id46" draw:start-glue-point="0" draw:end-shape="id51" draw:end-glue-point="2" svg:d="M22800 10400v-1450" svg:viewBox="0 0 1 1451">
          <text:p/>
        </draw:connector>
        <draw:connector draw:style-name="gr20" draw:text-style-name="P19" draw:layer="layout" draw:type="line" svg:x1="22.8cm" svg:y1="6.85cm" svg:x2="22.8cm" svg:y2="5.6cm" draw:start-shape="id51" draw:start-glue-point="0" draw:end-shape="id52" draw:end-glue-point="2" svg:d="M22800 6850v-1250" svg:viewBox="0 0 1 1251">
          <text:p/>
        </draw:connector>
      </draw:page>
      <draw:page draw:name="page9" draw:style-name="dp1" draw:master-page-name="Default">
        <draw:custom-shape draw:style-name="gr29" draw:text-style-name="P13" xml:id="id54" draw:id="id54" draw:layer="layout" svg:width="6.8cm" svg:height="2.1cm" svg:x="3.4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58" draw:id="id58" draw:layer="layout" svg:width="6.8cm" svg:height="2.1cm" svg:x="19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61" draw:id="id61" draw:layer="layout" svg:width="6.8cm" svg:height="2.1cm" svg:x="11.5cm" svg:y="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59" draw:id="id59" draw:layer="layout" svg:width="6.8cm" svg:height="2.1cm" svg:x="3.45cm" svg:y="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60" draw:id="id60" draw:layer="layout" svg:width="6.8cm" svg:height="2.1cm" svg:x="3.4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62" draw:id="id62" draw:layer="layout" svg:width="6.8cm" svg:height="2.1cm" svg:x="11.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55" draw:id="id55" draw:layer="layout" svg:width="6.8cm" svg:height="2.1cm" svg:x="11.5cm" svg:y="14.7cm">
          <text:p text:style-name="P6"><text:span text:style-name="T1">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xml:id="id53" draw:id="id53" draw:layer="layout" svg:width="6.8cm" svg:height="2.1cm" svg:x="3.45cm" svg:y="14.7cm">
          <text:p text:style-name="P6"><text:span text:style-name="T1">Develo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57" draw:id="id57" draw:layer="layout" svg:width="6.8cm" svg:height="2.1cm" svg:x="19.4cm" svg:y="14.7cm">
          <text:p text:style-name="P6"><text:span text:style-name="T1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6.85cm" svg:y1="14.7cm" svg:x2="6.85cm" svg:y2="12.5cm" draw:start-shape="id53" draw:start-glue-point="0" draw:end-shape="id54" draw:end-glue-point="2" svg:d="M6850 14700v-2200" svg:viewBox="0 0 1 2201">
          <text:p/>
        </draw:connector>
        <draw:connector draw:style-name="gr19" draw:text-style-name="P19" draw:layer="layout" draw:type="line" svg:x1="14.9cm" svg:y1="14.7cm" svg:x2="14.9cm" svg:y2="12.5cm" draw:start-shape="id55" draw:start-glue-point="0" draw:end-shape="id56" draw:end-glue-point="2" svg:d="M14900 14700v-2200" svg:viewBox="0 0 1 2201">
          <text:p/>
        </draw:connector>
        <draw:connector draw:style-name="gr20" draw:text-style-name="P19" draw:layer="layout" draw:type="line" svg:x1="22.8cm" svg:y1="14.7cm" svg:x2="22.8cm" svg:y2="12.5cm" draw:start-shape="id57" draw:start-glue-point="0" draw:end-shape="id58" draw:end-glue-point="2" svg:d="M22800 14700v-2200" svg:viewBox="0 0 1 2201">
          <text:p/>
        </draw:connector>
        <draw:custom-shape draw:style-name="gr29" draw:text-style-name="P13" xml:id="id56" draw:id="id56" draw:layer="layout" svg:width="6.8cm" svg:height="2.1cm" svg:x="11.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63" draw:id="id63" draw:layer="layout" svg:width="6.8cm" svg:height="2.1cm" svg:x="19.4cm" svg:y="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64" draw:id="id64" draw:layer="layout" svg:width="6.8cm" svg:height="2.1cm" svg:x="19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6.85cm" svg:y1="10.4cm" svg:x2="6.85cm" svg:y2="8.95cm" draw:start-shape="id54" draw:start-glue-point="0" draw:end-shape="id59" draw:end-glue-point="2" svg:d="M6850 10400v-1450" svg:viewBox="0 0 1 1451">
          <text:p/>
        </draw:connector>
        <draw:connector draw:style-name="gr18" draw:text-style-name="P19" draw:layer="layout" draw:type="line" svg:x1="6.85cm" svg:y1="6.85cm" svg:x2="6.85cm" svg:y2="5.6cm" draw:start-shape="id59" draw:start-glue-point="0" draw:end-shape="id60" draw:end-glue-point="2" svg:d="M6850 6850v-1250" svg:viewBox="0 0 1 1251">
          <text:p/>
        </draw:connector>
        <draw:connector draw:style-name="gr19" draw:text-style-name="P19" draw:layer="layout" draw:type="line" svg:x1="14.9cm" svg:y1="10.4cm" svg:x2="14.9cm" svg:y2="8.95cm" draw:start-shape="id56" draw:start-glue-point="0" draw:end-shape="id61" draw:end-glue-point="2" svg:d="M14900 10400v-1450" svg:viewBox="0 0 1 1451">
          <text:p/>
        </draw:connector>
        <draw:connector draw:style-name="gr19" draw:text-style-name="P19" draw:layer="layout" draw:type="line" svg:x1="14.9cm" svg:y1="6.85cm" svg:x2="14.9cm" svg:y2="5.6cm" draw:start-shape="id61" draw:start-glue-point="0" draw:end-shape="id62" draw:end-glue-point="2" svg:d="M14900 6850v-1250" svg:viewBox="0 0 1 1251">
          <text:p/>
        </draw:connector>
        <draw:connector draw:style-name="gr20" draw:text-style-name="P19" draw:layer="layout" draw:type="line" svg:x1="22.8cm" svg:y1="10.4cm" svg:x2="22.8cm" svg:y2="8.95cm" draw:start-shape="id58" draw:start-glue-point="0" draw:end-shape="id63" draw:end-glue-point="2" svg:d="M22800 10400v-1450" svg:viewBox="0 0 1 1451">
          <text:p/>
        </draw:connector>
        <draw:connector draw:style-name="gr20" draw:text-style-name="P19" draw:layer="layout" draw:type="line" svg:x1="22.8cm" svg:y1="6.85cm" svg:x2="22.8cm" svg:y2="5.6cm" draw:start-shape="id63" draw:start-glue-point="0" draw:end-shape="id64" draw:end-glue-point="2" svg:d="M22800 6850v-1250" svg:viewBox="0 0 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5:25:40.791924450</meta:creation-date>
    <dc:date>2016-12-03T12:20:13.854188984</dc:date>
    <meta:editing-duration>PT37M31S</meta:editing-duration>
    <meta:editing-cycles>9</meta:editing-cycles>
    <meta:generator>LibreOffice/5.1.4.2$Linux_X86_64 LibreOffice_project/10m0$Build-2</meta:generator>
    <meta:document-statistic meta:object-count="199"/>
  </office:meta>
</office:document-meta>
</file>